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OJAS LOPEZ, GERARDO ANTON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22705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1072925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OJAS LOPEZ, GERARDO ANTON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22705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12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9/08/2021</text:p>
          </table:table-cell>
          <table:table-cell table:style-name="Tabla2.A2" office:value-type="string">
            <text:p text:style-name="P9">80792570</text:p>
          </table:table-cell>
          <table:table-cell table:style-name="Tabla2.A2" office:value-type="string">
            <text:p text:style-name="P9">384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JESUS TRINIDAD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3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00:58:3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